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Arial"/>
    </style:style>
    <style:style style:name="P2" style:family="paragraph" style:parent-style-name="Standard">
      <style:paragraph-properties fo:line-height="115%"/>
      <style:text-properties style:font-name="Arial Blac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QLServer</text:p>
      <text:p text:style-name="P1">Se trata de un sistema de bases de datos relacional, creado por Microsoft.</text:p>
      <text:p text:style-name="P1">Si soporta el lenguaje SQL.</text:p>
      <text:p text:style-name="P1">Si soporta procedimientos almacenados.</text:p>
      <text:p text:style-name="P1">Si soporta transacciones.</text:p>
      <text:p text:style-name="P1">Es multiplataforma (Windows, Linux), aunque históricamente solo era compatible con</text:p>
      <text:p text:style-name="P1">sistemas Windows.</text:p>
      <text:p text:style-name="P2">Oracle</text:p>
      <text:p text:style-name="P1">Se trata de un motor de bases de datos objeto-relacional.</text:p>
      <text:p text:style-name="P1">Si soporta el lenguaje SQL además de JSON, XML y lenguajes de procedimiento como</text:p>
      <text:p text:style-name="P1">PL/SQL, JAVA, C/C++.</text:p>
      <text:p text:style-name="P1">Si soporta procedimientos almacenados.</text:p>
      <text:p text:style-name="P1">Si soporta transacciones.</text:p>
      <text:p text:style-name="P1">Es multiplataforma.</text:p>
      <text:p text:style-name="P2">PostgreSQL</text:p>
      <text:p text:style-name="P1">Se trata de un sistema de bases de datos objeto-relacional.</text:p>
      <text:p text:style-name="P1">Si soporta el lenguaje SQL además de PL/PgSQL(similar al PL/SQL de oraccle), C, C++,</text:p>
      <text:p text:style-name="P1">Java, PL/Java web, PL/Perl, plPHP, PL/Python, PLruby, PL/sh, PL/Tcl, PL/Scheme..</text:p>
      <text:p text:style-name="P1">Si soporta procedimientos almacenados desde la versión PG11.</text:p>
      <text:p text:style-name="P1">Si soporta transacciones.</text:p>
      <text:p text:style-name="P1">Es multiplataforma. (Linux y UNIX en todas sus variantes y Windows 32/64bit)</text:p>
      <text:p text:style-name="P2">DB2</text:p>
      <text:p text:style-name="P1">Se trata de un sistema de bases de datos relacional, creado por IBM.</text:p>
      <text:p text:style-name="P1">Si soporta el lenguaje SQL. Además, soporta los lenguajes de programación : SQL, PL”,</text:p>
      <text:p text:style-name="P1">Assembles, C y C++, C#(mediante .NET), COBOL, Fortran Hight-Level Assembler, Java,</text:p>
      <text:p text:style-name="P1">Perl, PHP, PL/I, Python, REXX, Ruby on Rails, Visual Basic.</text:p>
      <text:p text:style-name="P1">Si soporta procedimientos almacenados.</text:p>
      <text:p text:style-name="P1">Si soporta transacciones.</text:p>
      <text:p text:style-name="P1">Es multiplataforma, especialmente diseñada para ambientes distribuidos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47:58.605994275</meta:creation-date>
    <meta:generator>LibreOffice/7.3.7.2$Linux_X86_64 LibreOffice_project/30$Build-2</meta:generator>
    <dc:date>2024-11-13T18:54:20.532172794</dc:date>
    <meta:editing-duration>PT5M51S</meta:editing-duration>
    <meta:editing-cycles>1</meta:editing-cycles>
    <meta:document-statistic meta:table-count="0" meta:image-count="0" meta:object-count="0" meta:page-count="4" meta:paragraph-count="29" meta:word-count="196" meta:character-count="1342" meta:non-whitespace-character-count="1175"/>
  </office:meta>
</office:document-meta>
</file>